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00000033911231D00B563D3F6.png" manifest:media-type="image/png"/>
  <manifest:file-entry manifest:full-path="Pictures/1000000000000510000003391CC058DFB26E46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bf00" draw:textarea-horizontal-align="justify" draw:textarea-vertical-align="middle" draw:auto-grow-height="false" fo:min-height="0.763cm" fo:min-width="12.572cm" fo:padding-top="0.077cm" fo:padding-bottom="0.077cm" fo:padding-left="0.077cm" fo:padding-right="0.077cm" draw:shadow="visible" draw:shadow-offset-x="0.106cm" draw:shadow-offset-y="0.106cm" draw:shadow-color="#ffe994" loext:shadow-blur="0.10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bf00" draw:textarea-horizontal-align="justify" draw:textarea-vertical-align="middle" draw:auto-grow-height="false" fo:min-height="0.711cm" fo:min-width="12.52cm" fo:padding-top="0.077cm" fo:padding-bottom="0.077cm" fo:padding-left="0.077cm" fo:padding-right="0.077cm" draw:shadow="visible" draw:shadow-offset-x="0.106cm" draw:shadow-offset-y="0.106cm" draw:shadow-color="#ffe994" loext:shadow-blur="0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bf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8.077cm" svg:x="1cm" svg:y="1cm">
          <draw:image xlink:href="Pictures/1000000000000510000003391CC058DFB26E4657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077cm" svg:x="14.24cm" svg:y="1cm">
          <draw:image xlink:href="Pictures/10000000000005100000033911231D00B563D3F6.png" xlink:type="simple" xlink:show="embed" xlink:actuate="onLoad" draw:mime-type="image/png">
            <text:p/>
          </draw:image>
        </draw:frame>
        <draw:custom-shape draw:style-name="gr2" draw:text-style-name="P3" draw:layer="layout" svg:width="12.674cm" svg:height="0.865cm" svg:x="1cm" svg:y="9.026cm">
          <text:p text:style-name="P2"><text:span text:style-name="T1">Class ambiguit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674cm" svg:height="0.865cm" svg:x="14.266cm" svg:y="9.026cm">
          <text:p text:style-name="P2"><text:span text:style-name="T1">Success/fail mas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16:24:55.920849451</meta:creation-date>
    <dc:date>2023-11-02T12:01:50.159408239</dc:date>
    <meta:editing-duration>P1DT47M22S</meta:editing-duration>
    <meta:editing-cycles>2</meta:editing-cycles>
    <meta:generator>LibreOffice/7.3.7.2$Linux_X86_64 LibreOffice_project/30$Build-2</meta:generator>
    <meta:document-statistic meta:object-count="4"/>
  </office:meta>
</office:document-meta>
</file>